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fda27" officeooo:paragraph-rsid="001fda27"/>
    </style:style>
    <style:style style:name="P2" style:family="paragraph" style:parent-style-name="Standard">
      <style:paragraph-properties fo:text-align="start" style:justify-single-word="false"/>
      <style:text-properties style:font-name="Arial" officeooo:rsid="001fda27" officeooo:paragraph-rsid="001fda27"/>
    </style:style>
    <style:style style:name="P3" style:family="paragraph" style:parent-style-name="Standard">
      <style:text-properties style:font-name="Arial" fo:font-weight="bold" officeooo:rsid="001fda27" officeooo:paragraph-rsid="001fda27" style:font-weight-asian="bold" style:font-weight-complex="bold"/>
    </style:style>
    <style:style style:name="P4" style:family="paragraph" style:parent-style-name="Standard">
      <style:paragraph-properties fo:text-align="start" style:justify-single-word="false"/>
      <style:text-properties style:font-name="Arial" fo:font-size="14pt" fo:font-weight="bold" officeooo:rsid="001fda27" officeooo:paragraph-rsid="001fda27" style:font-size-asian="14pt" style:font-weight-asian="bold" style:font-size-complex="14pt" style:font-weight-complex="bold"/>
    </style:style>
    <style:style style:name="P5" style:family="paragraph" style:parent-style-name="Standard">
      <style:text-properties style:font-name="Arial" fo:font-weight="normal" officeooo:rsid="001fda27" officeooo:paragraph-rsid="001fda27" style:font-weight-asian="normal" style:font-weight-complex="normal"/>
    </style:style>
    <style:style style:name="P6" style:family="paragraph" style:parent-style-name="Standard" style:list-style-name="L1">
      <style:text-properties style:font-name="Arial" fo:font-weight="normal" officeooo:rsid="001fda27" officeooo:paragraph-rsid="001fda2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PR2 prima verifica A. A. 2016-17</text:p>
      <text:p text:style-name="P2">Telleschi Marco</text:p>
      <text:p text:style-name="P2">504382</text:p>
      <text:p text:style-name="P2">Corso B</text:p>
      <text:p text:style-name="P1"/>
      <text:p text:style-name="P1">Come da richiesta si rappresenta una collezione di oggetti omogenei sotto forma di grafo. Si sceglie di rappresentare un grafo diretto per poter usare gli archi orientati come implementazione del sistema di amicizie di un social network come Facebook. Ad esempio se il nodo “Simone” manda un arco al nodo “Mario” significa che Simone ha richiesto l’amicizia a Mario; se anche il nodo “Mario” manda una arco al nodo “Simone” significa che i due sono amici sul social network.</text:p>
      <text:p text:style-name="P1"/>
      <text:p text:style-name="P3">Implementazione</text:p>
      <text:p text:style-name="P5">Si sceglie di implementare il grafo con l’utilizzo delle liste di adiacenza mediante una HashMap. In questo modo si riesce a mantenere una implementazione semplice, leggibile, ma allo stesso tempo efficace grazie alle HashMap offerte da Java che hanno tempo di accesso O(1) con una alta probabilità se si verificano poche collisioni.</text:p>
      <text:p text:style-name="P5">Come chiavi della mappa si utilizzano i campi informativi dei nodi, come valori si utilizzano gli oggetti della classe Node&lt;E&gt; implementata ad hoc.</text:p>
      <text:p text:style-name="P5">Gli oggetti della classe Node&lt;E&gt; sono composti da cinque variabili d’istanza:</text:p>
      <text:list xml:id="list8686832961426442817" text:style-name="L1">
        <text:list-item>
          <text:p text:style-name="P6">un campo contenente il valore informativo del nodo, che sarà uguale alla chiave nella mappa;</text:p>
        </text:list-item>
        <text:list-item>
          <text:p text:style-name="P6">un campo contenente la lista di adiacenza del nodo;</text:p>
        </text:list-item>
        <text:list-item>
          <text:p text:style-name="P6">un campo contenente una variabile booleana che indicherà nella BFS se il nodo è stato visitato;</text:p>
        </text:list-item>
        <text:list-item>
          <text:p text:style-name="P6">un campo contenente un riferimento a nodo precedente nella BFS;</text:p>
        </text:list-item>
        <text:list-item>
          <text:p text:style-name="P6">un campo contenente <text:s/>la distanza del nodo dal nodo sorgente nella BFS.</text:p>
        </text:list-item>
      </text:list>
      <text:p text:style-name="P5"/>
      <text:p text:style-name="P3">Metodi</text:p>
      <text:p text:style-name="P5">I metodi della classe Node&lt;E&gt; sono molto semplici e servono per accedere e modificare le variabili d’istanza della classe.</text:p>
      <text:p text:style-name="P5"/>
      <text:p text:style-name="P5">I metodi della classe MyGraph&lt;E&gt; permettono di manipolare la struttura del grafo. Si è cercato di scrivere metodi semplici ma che allo stesso tempo non rinuncino all’efficienza.</text:p>
      <text:p text:style-name="P5">Si cerca sì di utilizzare il più possibili le funzioni offerte dal linguaggio.</text:p>
      <text:p text:style-name="P5">I metodi che assumono maggiore rilevanza, per complessità e leggibilità, sono quello per la ricerca del cammino minimo fra due nodi e quello per la ricerca del diametro del grafo.</text:p>
      <text:p text:style-name="P5">Si sceglie di utilizzare le proprietà della breadth first search per i suddetti metodi.</text:p>
      <text:p text:style-name="P5">Per trovare il cammino minimo ci si appoggia alle variabili di istanza della classe Node&lt;E&gt;; si visita il grafo con una BFS fino a trovare il nodo destinazione, salvando per ogni nodo la distanza dal nodo sorgente, il nodo precedente e settandolo come visitato.</text:p>
      <text:p text:style-name="P5">Una volta trovato il nodo destinazione di restituisce la distanza che era stata salvata nell’apposita variabile d’istanza dell’oggetto della classe Node&lt;E&gt;.</text:p>
      <text:p text:style-name="P5">Per trovare il diametro del grafo si esegue una BFS utilizzando come sorgente ogni nodo del grafo e cercando il cammino minimo massimo verso un altro nodo del grafo. </text:p>
      <text:p text:style-name="P5">Si confrontano i cammini e si restituisce quindi quello massimo all’interno del grafo.</text:p>
      <text:p text:style-name="P5"/>
      <text:p text:style-name="P3">Programmazione Difensiva</text:p>
      <text:p text:style-name="P5">Si sceglie di utilizzare principalmente eccezioni unchecked che vengono lanciate nel caso di errori nell’utilizzo degli argomenti su cui chiamare i metodi da parte dell’utilizzatore.</text:p>
      <text:p text:style-name="P5"><text:soft-page-break/>All’inizio di ogni metodo si controlla la presenza dei suddetti errori lanciando appunto eccezioni se necessario; con questi costrutti condizionali “di controllo” si mantiene altresì l’invariante di rappresentazione.</text:p>
      <text:p text:style-name="P5">Le uniche eccezioni checked si hanno nei metodi di ricerca del cammino minimo e del diametro nel caso in cui non ci sia il cammino richiesto o non ci siano cammini all’interno del grafo e quindi il diametro sia 0.</text:p>
      <text:p text:style-name="P5">Nei casi in cui si potrebbe mostrare l’implementazione si sceglie di restituire una copia che può essere instanziata nel metodo della classe MyGraph&lt;E&gt; o,in caso di chiamata all’interno del metodo di un ulteriore metodo della classe Node&lt;E&gt;, all’interno di esso.</text:p>
      <text:p text:style-name="P5"/>
      <text:p text:style-name="P3">Test</text:p>
      <text:p text:style-name="P5">Si sceglie di utilizzare un singolo main di test, all’interno del quale si affrontano prima i casi critici come ad esempio un grafo vuoto, un grafo con un solo nodo o il passaggio di argomenti che puntano a null ai metodi. Per i suddetti test si sceglie di catturare anche le eccezioni unchecked per mostrare che vengono lanciate correttamente ma non fare interrompere il programma.</text:p>
      <text:p text:style-name="P5">Successivamente si da la possibilità di effettuare ulteriori test implementando un grafo di String sul quale è possibile testare tutti i metodi selezionandoli da tastiera.</text:p>
      <text:p text:style-name="P5">Non sono necessarie particolari istruzioni per eseguire il codice.</text:p>
      <text:p text:style-name="P5">Sono forniti i file .java delle classi Graph, MyGraph, Node, Test.</text:p>
      <text:p text:style-name="P5">Sono altresì forniti i file .java delle eccezioni scritte.</text:p>
      <text:p text:style-name="P5">Il codice è stato scritto e testato nell’IDE Eclipse su una macchina con OS Ubuntu a 64 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6:37:36.745695091</meta:creation-date>
    <dc:date>2016-11-28T17:27:18.509823395</dc:date>
    <meta:editing-duration>PT4M40S</meta:editing-duration>
    <meta:editing-cycles>1</meta:editing-cycles>
    <meta:document-statistic meta:table-count="0" meta:image-count="0" meta:object-count="0" meta:page-count="2" meta:paragraph-count="36" meta:word-count="729" meta:character-count="4545" meta:non-whitespace-character-count="3855"/>
    <meta:generator>LibreOffice/5.1.4.2$Linux_X86_64 LibreOffice_project/10m0$Build-2</meta:generator>
  </office:meta>
</office:document-meta>
</file>